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0f2" officeooo:paragraph-rsid="000d70f2"/>
    </style:style>
    <style:style style:name="P2" style:family="paragraph" style:parent-style-name="Text_20_body">
      <style:text-properties officeooo:rsid="000d70f2" officeooo:paragraph-rsid="000d70f2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39a7" officeooo:paragraph-rsid="001039a7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247d9" officeooo:paragraph-rsid="001247d9" style:text-blinking="false" fo:background-color="transparent"/>
    </style:style>
    <style:style style:name="T1" style:family="text">
      <style:text-properties officeooo:rsid="000d70f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f706419-7fff-2bf5-cb17-67f3e64140f5"/></text:p>
      <text:list xml:id="list4001103831" text:style-name="L1">
        <text:list-item>
          <text:p text:style-name="P3">Apresente as diferenças entre biblioteca estática e dinâmica.</text:p>
        </text:list-item>
        <text:list-item>
          <text:p text:style-name="P3">Uma aplicação trabalha com um vetor de grafos criados com listas em que cada elemento do grafo armazena uma matriz tridimensional de listas genéricas. Apresente os módulos e interfaces desta aplicação explicando os relacionamentos cliente-servidor, interface fornecida por 3ºs e as principais funções de acesso.</text:p>
        </text:list-item>
        <text:list-item>
          <text:p text:style-name="P3">Dê um exemplo de callback diferente do <text:span text:style-name="T1">apresentado</text:span> em aula.</text:p>
        </text:list-item>
        <text:list-item>
          <text:p text:style-name="P3">Qual é a relação entre os conceitos de baseline, desenvolvimento incremental e aprimoramento individual.</text:p>
        </text:list-item>
        <text:list-item>
          <text:p text:style-name="P4">Explique a diferença entre coesão lógica e funcional. Apresente exemplos.</text:p>
        </text:list-item>
        <text:list-item>
          <text:p text:style-name="P4">Um modulo com bom acoplamento pode ter uma coesão ruim. Certo, errado ou depende. Justifique sua resposta.</text:p>
        </text:list-item>
        <text:list-item>
          <text:p text:style-name="P5">Dê um exemplo de acoplamento de baixa qualidad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8:26:51.863000000</meta:creation-date>
    <dc:date>2019-03-27T21:31:13.637000000</dc:date>
    <meta:editing-duration>PT20M51S</meta:editing-duration>
    <meta:editing-cycles>4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7" meta:word-count="119" meta:character-count="776" meta:non-whitespace-character-count="671"/>
  </office:meta>
</office:document-meta>
</file>